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egoe UI" svg:font-family="'Segoe UI', 'Segoe UI Web (West European)', 'Segoe UI', 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italic" style:font-style-asian="italic" style:font-style-complex="italic"/>
    </style:style>
    <style:style style:name="P3" style:family="paragraph" style:parent-style-name="Standard">
      <style:paragraph-properties fo:margin-top="0cm" fo:margin-bottom="0.353cm" fo:text-align="center" style:justify-single-word="false"/>
      <style:text-properties fo:color="#333333"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333333" style:font-name="Calibri"/>
    </style:style>
    <style:style style:name="P5" style:family="paragraph" style:parent-style-name="Standard">
      <style:paragraph-properties fo:text-align="center" style:justify-single-word="false"/>
      <style:text-properties fo:color="#333333" style:font-name="Calibri" fo:font-size="24pt" fo:language="pt" fo:country="BR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333333" style:font-name="Calibri" fo:font-size="18pt" fo:language="pt" fo:country="BR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style:font-name="Calibri"/>
    </style:style>
    <style:style style:name="P9" style:family="paragraph" style:parent-style-name="Standard">
      <style:text-properties style:font-name="Calibri" fo:font-size="18pt" style:font-size-asian="18pt" style:font-size-complex="18pt"/>
    </style:style>
    <style:style style:name="P10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fo:font-size="12pt" style:font-size-asian="12pt" style:font-size-complex="12pt"/>
    </style:style>
    <style:style style:name="P14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fo:language="pt" fo:country="BR" fo:font-weight="bold" style:font-size-asian="24pt" style:font-weight-asian="bold" style:font-size-complex="24pt"/>
    </style:style>
    <style:style style:name="T2" style:family="text">
      <style:text-properties fo:font-size="24pt" fo:language="pt" fo:country="BR" style:font-size-asian="24pt" style:font-size-complex="24pt"/>
    </style:style>
    <style:style style:name="T3" style:family="text">
      <style:text-properties fo:font-variant="normal" fo:text-transform="none" fo:color="#201f1e" style:font-name="Segoe UI" fo:font-size="10.5pt" fo:letter-spacing="normal" fo:font-style="normal" fo:font-weight="normal"/>
    </style:style>
    <style:style style:name="T4" style:family="text">
      <style:text-properties fo:font-variant="normal" fo:text-transform="none" fo:color="#201f1e" fo:font-size="10.5pt" fo:letter-spacing="normal" fo:font-style="normal" fo:font-weight="normal"/>
    </style:style>
    <style:style style:name="T5" style:family="text">
      <style:text-properties fo:font-variant="normal" fo:text-transform="none" fo:color="#201f1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 a t h e r i n e <text:s/>H a l e <text:s/></text:span><text:span text:style-name="T2">F i n e <text:s/>A r t</text:span></text:p>
      <text:p text:style-name="P5"/>
      <text:p text:style-name="P5"/>
      <text:p text:style-name="P6">About me</text:p>
      <text:p text:style-name="P11"/>
      <text:p text:style-name="P8">I'm based in north Cornwall and work mainly in gouache and charcoal. </text:p>
      <text:p text:style-name="P8"/>
      <text:p text:style-name="P8">I previously lived, worked and exhibited in Northern Italy, and Bristol before that. <text:s/>My work is inspired by ordinary, everyday scenes, which become significant in their familiar nature. <text:s/>It could be a side street you always take a sort cut through, a van parked up, graffiti on a railway arch or a jumble of rooftops. </text:p>
      <text:p text:style-name="P1"/>
      <text:p text:style-name="P1">Whatever it is I love these little nooks and crannies surrounding us, and they become the real focal points for my paintings – the extraordinary in the every day. </text:p>
      <text:p text:style-name="P1"/>
      <text:p text:style-name="P1">I sell original work and some limited edition prints, and take commissions.</text:p>
      <text:p text:style-name="P1"/>
      <text:p text:style-name="P1"/>
      <text:p text:style-name="P10">Commissions</text:p>
      <text:p text:style-name="P1"/>
      <text:p text:style-name="P13"><text:span text:style-name="T5">I regularly carry out commissions for individuals and organisations. If you have a favourite place in mind just get in touch, and I'll work with you to get the perfect composition and really understand the meaning of the image to you. I work mainly from photographs and will take fresh shots myself and / or use your own images. I always visit the location in the flesh and provide a sketch or two along with the finished piece. It's up to you to decide if you want the final painting simply mounted or framed. </text:span><text:line-break/></text:p>
      <text:p text:style-name="P1"/>
      <text:p text:style-name="P10">Previous exhibitions</text:p>
      <text:p text:style-name="P1"/>
      <text:p text:style-name="P1">CORNWALL</text:p>
      <text:p text:style-name="P1"/>
      <text:p text:style-name="P1">Scarlet Wine Bar, Lelant<text:tab/><text:tab/>Solo exhibition<text:tab/><text:tab/>May 2017</text:p>
      <text:p text:style-name="P1">Penwith Gallery, St Ives<text:tab/><text:tab/>Winter exhibition <text:tab/><text:tab/>November to January 2016</text:p>
      <text:p text:style-name="P1">Truro Arts Cafe, Truro<text:tab/><text:tab/><text:tab/>Solo Exhibition<text:tab/><text:tab/>March 2016<text:tab/><text:tab/></text:p>
      <text:p text:style-name="P1">Lemon Street Gallery <text:tab/><text:tab/><text:tab/>Summer Exhibition <text:tab/><text:tab/>July 2014</text:p>
      <text:p text:style-name="P1"/>
      <text:p text:style-name="P1">ITALY</text:p>
      <text:p text:style-name="P1"/>
      <text:p text:style-name="P1">EC Joint Research Centre, Ispra<text:tab/>Solo exhibition <text:tab/>December 2010</text:p>
      <text:p text:style-name="P1"/>
      <text:p text:style-name="P1">BRISTOL</text:p>
      <text:p text:style-name="P1"/>
      <text:p text:style-name="P1">Tobacco Factory</text:p>
      <text:p text:style-name="P1">One Bar, Gloucester Road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0">Contact me:</text:p>
      <text:p text:style-name="P9"/>
      <text:p text:style-name="P1"/>
      <text:p text:style-name="P2">Mobile:<text:tab/>07722 585619</text:p>
      <text:p text:style-name="P2">Email:<text:tab/><text:tab/>cathhale@hotmail.co.uk</text:p>
      <text:p text:style-name="P2">Website:<text:tab/>www.catherinehale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bookmark-start text:name="_GoBack"/>w w w . c a t h e r i n e h a l e . c o m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egoe UI" svg:font-family="'Segoe UI', 'Segoe UI Web (West European)', 'Segoe UI', apple-system, BlinkMacSystemFont, Roboto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herine Hale</meta:initial-creator>
    <meta:creation-date>2017-05-01T10:40:13.97</meta:creation-date>
    <dc:date>2019-06-13T13:00:06.78</dc:date>
    <dc:creator>Catherine Hale</dc:creator>
    <meta:editing-duration>PT36M3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24" meta:word-count="308" meta:character-count="1700"/>
  </office:meta>
</office:document-meta>
</file>